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578" officeooo:paragraph-rsid="00168578"/>
    </style:style>
    <style:style style:name="P2" style:family="paragraph" style:parent-style-name="Standard">
      <style:text-properties officeooo:rsid="0016c464" officeooo:paragraph-rsid="0016c464"/>
    </style:style>
    <style:style style:name="P3" style:family="paragraph" style:parent-style-name="Standard">
      <style:text-properties officeooo:rsid="0017e9cb" officeooo:paragraph-rsid="0017e9cb"/>
    </style:style>
    <style:style style:name="P4" style:family="paragraph" style:parent-style-name="Standard">
      <style:text-properties officeooo:rsid="0017e9cb" officeooo:paragraph-rsid="0016c464"/>
    </style:style>
    <style:style style:name="P5" style:family="paragraph" style:parent-style-name="Standard">
      <style:text-properties fo:font-style="normal" officeooo:rsid="001ba1ef" officeooo:paragraph-rsid="0017e9cb" style:font-style-asian="normal" style:font-style-complex="normal"/>
    </style:style>
    <style:style style:name="P6" style:family="paragraph" style:parent-style-name="Standard">
      <style:text-properties fo:font-style="normal" officeooo:rsid="001ba1ef" officeooo:paragraph-rsid="001ba1ef" style:font-style-asian="normal" style:font-style-complex="normal"/>
    </style:style>
    <style:style style:name="P7" style:family="paragraph" style:parent-style-name="Standard">
      <style:text-properties fo:font-style="normal" officeooo:rsid="001c0f80" officeooo:paragraph-rsid="001ba1ef" style:font-style-asian="normal" style:font-style-complex="normal"/>
    </style:style>
    <style:style style:name="P8" style:family="paragraph" style:parent-style-name="Standard">
      <style:text-properties fo:font-style="normal" officeooo:rsid="001c0f80" officeooo:paragraph-rsid="00269cbd" style:font-style-asian="normal" style:font-style-complex="normal"/>
    </style:style>
    <style:style style:name="P9" style:family="paragraph" style:parent-style-name="Standard">
      <style:text-properties officeooo:paragraph-rsid="0016c464"/>
    </style:style>
    <style:style style:name="P10" style:family="paragraph" style:parent-style-name="Standard">
      <style:text-properties officeooo:rsid="0026394b" officeooo:paragraph-rsid="0026394b"/>
    </style:style>
    <style:style style:name="P11" style:family="paragraph" style:parent-style-name="Standard">
      <style:text-properties fo:font-style="normal" officeooo:rsid="001ba1ef" officeooo:paragraph-rsid="001ba1ef" style:font-style-asian="normal" style:font-style-complex="normal"/>
    </style:style>
    <style:style style:name="P12" style:family="paragraph" style:parent-style-name="Standard">
      <style:text-properties fo:font-style="normal" officeooo:rsid="002dc910" officeooo:paragraph-rsid="002dc910" style:font-style-asian="normal" style:font-style-complex="normal"/>
    </style:style>
    <style:style style:name="T1" style:family="text">
      <style:text-properties officeooo:rsid="00168578"/>
    </style:style>
    <style:style style:name="T2" style:family="text">
      <style:text-properties officeooo:rsid="0019e468"/>
    </style:style>
    <style:style style:name="T3" style:family="text">
      <style:text-properties officeooo:rsid="001ba1ef"/>
    </style:style>
    <style:style style:name="T4" style:family="text">
      <style:text-properties fo:font-style="italic" officeooo:rsid="001ba1ef" style:font-style-asian="italic" style:font-style-complex="italic"/>
    </style:style>
    <style:style style:name="T5" style:family="text">
      <style:text-properties fo:font-style="normal" officeooo:rsid="001ba1ef" style:font-style-asian="normal" style:font-style-complex="normal"/>
    </style:style>
    <style:style style:name="T6" style:family="text">
      <style:text-properties officeooo:rsid="00269cbd"/>
    </style:style>
    <style:style style:name="T7" style:family="text">
      <style:text-properties officeooo:rsid="00275619"/>
    </style:style>
    <style:style style:name="T8" style:family="text">
      <style:text-properties officeooo:rsid="002c73ef"/>
    </style:style>
    <style:style style:name="T9" style:family="text">
      <style:text-properties officeooo:rsid="002f0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STEP – 1 : <text:tab/><text:tab/><text:tab/> SAV file backup</text:p>
      <text:p text:style-name="P2">========<text:tab/><text:tab/><text:tab/> ============</text:p>
      <text:p text:style-name="P2"/>
      <text:p text:style-name="P3">Get the python container id</text:p>
      <text:p text:style-name="P3"/>
      <text:p text:style-name="Standard"><text:tab/>sudo docker ps | grep python</text:p>
      <text:p text:style-name="Standard"/>
      <text:p text:style-name="Standard"><text:tab/>sudo docker exec -it <text:span text:style-name="T1">&lt;CONTAINER-PYTHON-ID&gt;</text:span> bash</text:p>
      <text:p text:style-name="Standard"/>
      <text:p text:style-name="P1">Enter python container bash and list the sav files with count</text:p>
      <text:p text:style-name="P1"/>
      <text:p text:style-name="P1"><text:tab/>ll *.sav | nl</text:p>
      <text:p text:style-name="P1"/>
      <text:p text:style-name="P1">Copy the save files into sav directory inside the container.</text:p>
      <text:p text:style-name="P1"/>
      <text:p text:style-name="P1"><text:tab/>cp -rf *.sav sav/</text:p>
      <text:p text:style-name="P1"/>
      <text:p text:style-name="P4">now exit from the shell. Ctrl+d</text:p>
      <text:p text:style-name="P9"/>
      <text:p text:style-name="P9"/>
      <text:p text:style-name="P10">STEP-2 : <text:tab/><text:tab/><text:tab/><text:span text:style-name="T8">Deployment</text:span></text:p>
      <text:p text:style-name="P10"><text:s/>===== <text:tab/><text:tab/><text:tab/><text:span text:style-name="T8">=========</text:span></text:p>
      <text:p text:style-name="P3">then we have to copy the sav file <text:span text:style-name="T2">into physical source (python)</text:span></text:p>
      <text:p text:style-name="P3"><text:s/></text:p>
      <text:p text:style-name="P3"><text:s/><text:tab/><text:span text:style-name="T3">cd /</text:span><text:span text:style-name="T4">home/</text:span><text:span text:style-name="T5">edge/edge/edge_latest/</text:span></text:p>
      <text:p text:style-name="P5"><text:s text:c="12"/>sudo docker cp &lt;CONTAINER-ID&gt;:/app/sav ./</text:p>
      <text:p text:style-name="P5"><text:s text:c="12"/>cd sav</text:p>
      <text:p text:style-name="P5"><text:s text:c="12"/>ll *.sav | nl</text:p>
      <text:p text:style-name="P5"><text:s text:c="12"/>sudo mv *.sav ../</text:p>
      <text:p text:style-name="P5"><text:s text:c="12"/>cd ..</text:p>
      <text:p text:style-name="P5"><text:s text:c="12"/>sudo chown -R edge.edge *.sav</text:p>
      <text:p text:style-name="P5"><text:s text:c="12"/>cd /home/edge/edge/scripts</text:p>
      <text:p text:style-name="P5"><text:s text:c="12"/>bash script-python.sh</text:p>
      <text:p text:style-name="P5"><text:s text:c="12"/>sudo docker-compose up -d</text:p>
      <text:p text:style-name="P5"/>
      <text:p text:style-name="P5"/>
      <text:p text:style-name="P5"><text:s/><text:tab/><text:span text:style-name="T6">(OR)</text:span></text:p>
      <text:p text:style-name="P6"/>
      <text:p text:style-name="P6"/>
      <text:p text:style-name="P6"/>
      <text:p text:style-name="P12">DON’T DO <text:span text:style-name="T9">BELOW</text:span> STEP WITHOUT APPROVAL FROM ME</text:p>
      <text:p text:style-name="P12">=============================================</text:p>
      <text:p text:style-name="P12"/>
      <text:p text:style-name="P12"/>
      <text:p text:style-name="P6">Another method : For Safety Purpose</text:p>
      <text:p text:style-name="P7"/>
      <text:p text:style-name="P8"><text:s/><text:tab/> <text:s text:c="10"/>Sudo docker ps</text:p>
      <text:p text:style-name="P8">First stop the python container.</text:p>
      <text:p text:style-name="P7"><text:s text:c="14"/><text:span text:style-name="T7">Sudo docker stop &lt;PYTHON-CONTAINER-ID&gt;</text:span> <text:s text:c="2"/></text:p>
      <text:p text:style-name="P7"><text:s text:c="14"/>sudo docker build -f Dockerfile -t edge_pythonspark_jwt .</text:p>
      <text:p text:style-name="P7"><text:s text:c="14"/>Sudo docker-compose up -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9:03.544267608</meta:creation-date>
    <dc:date>2019-04-12T15:02:10.166538480</dc:date>
    <meta:editing-duration>PT50M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149" meta:character-count="1125" meta:non-whitespace-character-count="818"/>
  </office:meta>
</office:document-meta>
</file>